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padding="0.049cm" fo:border="0.002cm solid #e3e3e3"/>
    </style:style>
    <style:style style:name="P2" style:family="paragraph" style:parent-style-name="Heading_20_3">
      <style:paragraph-properties fo:padding="0.049cm" fo:border="0.002cm solid #e3e3e3"/>
    </style:style>
    <style:style style:name="P3" style:family="paragraph" style:parent-style-name="Text_20_body">
      <style:paragraph-properties fo:padding="0.049cm" fo:border="0.002cm solid #e3e3e3"/>
    </style:style>
    <style:style style:name="P4" style:family="paragraph" style:parent-style-name="Text_20_body" style:list-style-name="L1">
      <style:paragraph-properties fo:padding="0.049cm" fo:border="0.002cm solid #e3e3e3"/>
    </style:style>
    <style:style style:name="P5" style:family="paragraph" style:parent-style-name="Text_20_body" style:list-style-name="L2">
      <style:paragraph-properties fo:padding="0.049cm" fo:border="0.002cm solid #e3e3e3"/>
    </style:style>
    <style:style style:name="P6" style:family="paragraph" style:parent-style-name="Text_20_body" style:list-style-name="L3">
      <style:paragraph-properties fo:padding="0.049cm" fo:border="0.002cm solid #e3e3e3"/>
    </style:style>
    <style:style style:name="P7" style:family="paragraph" style:parent-style-name="Text_20_body" style:list-style-name="L4">
      <style:paragraph-properties fo:padding="0.049cm" fo:border="0.002cm solid #e3e3e3"/>
    </style:style>
    <style:style style:name="P8" style:family="paragraph" style:parent-style-name="Text_20_body" style:list-style-name="L1">
      <style:paragraph-properties fo:margin-top="0cm" fo:margin-bottom="0cm" fo:padding="0.049cm" fo:border="0.002cm solid #e3e3e3"/>
    </style:style>
    <style:style style:name="P9" style:family="paragraph" style:parent-style-name="Text_20_body" style:list-style-name="L2">
      <style:paragraph-properties fo:margin-top="0cm" fo:margin-bottom="0cm" fo:padding="0.049cm" fo:border="0.002cm solid #e3e3e3"/>
    </style:style>
    <style:style style:name="P10" style:family="paragraph" style:parent-style-name="Text_20_body" style:list-style-name="L3">
      <style:paragraph-properties fo:margin-top="0cm" fo:margin-bottom="0cm" fo:padding="0.049cm" fo:border="0.002cm solid #e3e3e3"/>
    </style:style>
    <style:style style:name="P11" style:family="paragraph" style:parent-style-name="Text_20_body" style:list-style-name="L4">
      <style:paragraph-properties fo:margin-top="0cm" fo:margin-bottom="0cm" fo:padding="0.049cm" fo:border="0.002cm solid #e3e3e3"/>
    </style:style>
    <style:style style:name="P12" style:family="paragraph" style:parent-style-name="Preformatted_20_Text">
      <style:paragraph-properties fo:margin-top="0cm" fo:margin-bottom="0.499cm" fo:padding="0.049cm" fo:border="0.002cm solid #e3e3e3" style:writing-mode="lr-tb"/>
    </style:style>
    <style:style style:name="P13" style:family="paragraph" style:parent-style-name="Preformatted_20_Text">
      <style:paragraph-properties fo:padding="0.049cm" fo:border="0.002cm solid #e3e3e3"/>
    </style:style>
    <style:style style:name="P14" style:family="paragraph" style:parent-style-name="Preformatted_20_Text">
      <style:paragraph-properties fo:padding="0.049cm" fo:border="0.002cm solid #e3e3e3" style:writing-mode="lr-t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tendido! Voy a empezar refactorizando un programa de ejemplo que carece de un enfoque orientado a objetos y luego lo transformaré utilizando el patrón de diseño Adapter. Luego proporcionaré una explicación detallada sobre la motivación detrás de la refactorización, las desventajas del enfoque inicial, las ventajas del patrón Adapter, así como los principios SOLID violados y cómo se corrigen.</text:p>
      <text:p text:style-name="P3"><text:span text:style-name="Strong_20_Emphasis">Programa inicial sin enfoque orientado a objetos:</text:span></text:p>
      <text:p text:style-name="P3">Supongamos que tenemos un programa que maneja diferentes tipos de archivos (txt, csv, json) y desea leer el contenido de estos archivos y mostrarlos en la consola. El programa inicial podría tener un diseño procedural simple, como este:</text:p>
      <text:p text:style-name="P13">java</text:p>
      <text:p text:style-name="P13">Copy code</text:p>
      <text:p text:style-name="P14"><text:span text:style-name="Source_20_Text">// Main.java</text:span></text:p>
      <text:p text:style-name="P14"><text:span text:style-name="Source_20_Text">public class Main {</text:span></text:p>
      <text:p text:style-name="P14"><text:span text:style-name="Source_20_Text"><text:s text:c="4"/>public static void main(String[] args) {</text:span></text:p>
      <text:p text:style-name="P14"><text:span text:style-name="Source_20_Text"><text:s text:c="8"/>FileReader reader = new FileReader();</text:span></text:p>
      <text:p text:style-name="P14"><text:span text:style-name="Source_20_Text"><text:s text:c="8"/>reader.readFile("data.txt");</text:span></text:p>
      <text:p text:style-name="P14"><text:span text:style-name="Source_20_Text"><text:s text:c="4"/>}</text:span></text:p>
      <text:p text:style-name="P14"><text:span text:style-name="Source_20_Text">}</text:span></text:p>
      <text:p text:style-name="P14"/>
      <text:p text:style-name="P14"><text:span text:style-name="Source_20_Text">// FileReader.java</text:span></text:p>
      <text:p text:style-name="P14"><text:span text:style-name="Source_20_Text">public class FileReader {</text:span></text:p>
      <text:p text:style-name="P14"><text:span text:style-name="Source_20_Text"><text:s text:c="4"/>public void readFile(String filename) {</text:span></text:p>
      <text:p text:style-name="P14"><text:span text:style-name="Source_20_Text"><text:s text:c="8"/>if (filename.endsWith(".txt")) {</text:span></text:p>
      <text:p text:style-name="P14"><text:span text:style-name="Source_20_Text"><text:s text:c="12"/>// código para leer un archivo de texto</text:span></text:p>
      <text:p text:style-name="P14"><text:span text:style-name="Source_20_Text"><text:s text:c="8"/>} else if (filename.endsWith(".csv")) {</text:span></text:p>
      <text:p text:style-name="P14"><text:span text:style-name="Source_20_Text"><text:s text:c="12"/>// código para leer un archivo csv</text:span></text:p>
      <text:p text:style-name="P14"><text:span text:style-name="Source_20_Text"><text:s text:c="8"/>} else if (filename.endsWith(".json")) {</text:span></text:p>
      <text:p text:style-name="P14"><text:span text:style-name="Source_20_Text"><text:s text:c="12"/>// código para leer un archivo json</text:span></text:p>
      <text:p text:style-name="P14"><text:span text:style-name="Source_20_Text"><text:s text:c="8"/>} else {</text:span></text:p>
      <text:p text:style-name="P14"><text:span text:style-name="Source_20_Text"><text:s text:c="12"/>System.out.println("Formato de archivo no compatible");</text:span></text:p>
      <text:p text:style-name="P14"><text:span text:style-name="Source_20_Text"><text:s text:c="8"/>}</text:span></text:p>
      <text:p text:style-name="P14"><text:span text:style-name="Source_20_Text"><text:s text:c="4"/>}</text:span></text:p>
      <text:p text:style-name="P12"><text:span text:style-name="Source_20_Text">}</text:span></text:p>
      <text:p text:style-name="P3"><text:span text:style-name="Strong_20_Emphasis">Motivación para la refactorización:</text:span></text:p>
      <text:p text:style-name="P3">El programa inicial viola varios principios de diseño, incluido el principio de responsabilidad única (SRP) y el principio de abierto/cerrado (OCP). Además, no es escalable ni mantenible. Cada vez que se necesita agregar soporte para un nuevo tipo de archivo, se debe modificar la lógica del método <text:span text:style-name="Source_20_Text">readFile</text:span> en <text:span text:style-name="Source_20_Text">FileReader</text:span>, lo que viola el principio OCP.</text:p>
      <text:p text:style-name="P3"><text:span text:style-name="Strong_20_Emphasis">Desventajas del programa sin enfoque orientado a objetos:</text:span></text:p>
      <text:list xml:id="list7122488643182063917" text:style-name="L1">
        <text:list-item>
          <text:p text:style-name="P8"><text:span text:style-name="Strong_20_Emphasis">Difícil de mantener:</text:span> Cada vez que se agrega un nuevo tipo de archivo, se debe modificar la lógica existente en <text:span text:style-name="Source_20_Text">FileReader</text:span>, lo que aumenta la complejidad y la posibilidad de introducir errores.</text:p>
        </text:list-item>
        <text:list-item>
          <text:p text:style-name="P8"><text:span text:style-name="Strong_20_Emphasis">Difícil de extender:</text:span> No es fácil agregar nuevas funcionalidades relacionadas con la lectura de archivos sin modificar el código existente.</text:p>
        </text:list-item>
        <text:list-item>
          <text:p text:style-name="P4"><text:span text:style-name="Strong_20_Emphasis">Baja cohesión:</text:span> La clase <text:span text:style-name="Source_20_Text">FileReader</text:span> tiene múltiples responsabilidades (detectar el tipo de archivo y leerlo), violando el principio SRP.</text:p>
        </text:list-item>
      </text:list>
      <text:p text:style-name="P3"><text:span text:style-name="Strong_20_Emphasis">Ventajas del patrón Adapter:</text:span></text:p>
      <text:p text:style-name="P3">El patrón Adapter permite que objetos con interfaces incompatibles trabajen juntos. En este caso, nos <text:soft-page-break/>permitirá adaptar diferentes tipos de archivos a una interfaz común para que puedan ser leídos de manera uniforme.</text:p>
      <text:p text:style-name="P3"><text:span text:style-name="Strong_20_Emphasis">Características de code smell que deberían motivarnos a usar el patrón Adapter:</text:span></text:p>
      <text:list xml:id="list346915119981746936" text:style-name="L2">
        <text:list-item>
          <text:p text:style-name="P9"><text:span text:style-name="Strong_20_Emphasis">Condicionales excesivos:</text:span> La presencia de múltiples condicionales (<text:span text:style-name="Source_20_Text">if-else</text:span>) basados en el tipo de archivo es un signo de code smell. Estos condicionales pueden complicarse aún más con la adición de nuevos tipos de archivos.</text:p>
        </text:list-item>
        <text:list-item>
          <text:p text:style-name="P5"><text:span text:style-name="Strong_20_Emphasis">Responsabilidades múltiples:</text:span> La clase <text:span text:style-name="Source_20_Text">FileReader</text:span> tiene la responsabilidad de detectar el tipo de archivo y leerlo. Este diseño conduce a una baja cohesión y una alta dependencia.</text:p>
        </text:list-item>
      </text:list>
      <text:p text:style-name="P3"><text:span text:style-name="Strong_20_Emphasis">Refactorización utilizando el patrón Adapter:</text:span></text:p>
      <text:p text:style-name="P13">java</text:p>
      <text:p text:style-name="P13">Copy code</text:p>
      <text:p text:style-name="P14"><text:span text:style-name="Source_20_Text">// Main.java</text:span></text:p>
      <text:p text:style-name="P14"><text:span text:style-name="Source_20_Text">public class Main {</text:span></text:p>
      <text:p text:style-name="P14"><text:span text:style-name="Source_20_Text"><text:s text:c="4"/>public static void main(String[] args) {</text:span></text:p>
      <text:p text:style-name="P14"><text:span text:style-name="Source_20_Text"><text:s text:c="8"/>FileReaderAdapter adapter = new FileReaderAdapter();</text:span></text:p>
      <text:p text:style-name="P14"><text:span text:style-name="Source_20_Text"><text:s text:c="8"/>adapter.readFile("data.txt");</text:span></text:p>
      <text:p text:style-name="P14"><text:span text:style-name="Source_20_Text"><text:s text:c="4"/>}</text:span></text:p>
      <text:p text:style-name="P14"><text:span text:style-name="Source_20_Text">}</text:span></text:p>
      <text:p text:style-name="P14"/>
      <text:p text:style-name="P14"><text:span text:style-name="Source_20_Text">// FileReaderAdapter.java</text:span></text:p>
      <text:p text:style-name="P14"><text:span text:style-name="Source_20_Text">public class FileReaderAdapter {</text:span></text:p>
      <text:p text:style-name="P14"><text:span text:style-name="Source_20_Text"><text:s text:c="4"/>public void readFile(String filename) {</text:span></text:p>
      <text:p text:style-name="P14"><text:span text:style-name="Source_20_Text"><text:s text:c="8"/>FileReader reader;</text:span></text:p>
      <text:p text:style-name="P14"><text:span text:style-name="Source_20_Text"><text:s text:c="8"/>if (filename.endsWith(".txt")) {</text:span></text:p>
      <text:p text:style-name="P14"><text:span text:style-name="Source_20_Text"><text:s text:c="12"/>reader = new TxtFileReader();</text:span></text:p>
      <text:p text:style-name="P14"><text:span text:style-name="Source_20_Text"><text:s text:c="8"/>} else if (filename.endsWith(".csv")) {</text:span></text:p>
      <text:p text:style-name="P14"><text:span text:style-name="Source_20_Text"><text:s text:c="12"/>reader = new CsvFileReader();</text:span></text:p>
      <text:p text:style-name="P14"><text:span text:style-name="Source_20_Text"><text:s text:c="8"/>} else if (filename.endsWith(".json")) {</text:span></text:p>
      <text:p text:style-name="P14"><text:span text:style-name="Source_20_Text"><text:s text:c="12"/>reader = new JsonFileReader();</text:span></text:p>
      <text:p text:style-name="P14"><text:span text:style-name="Source_20_Text"><text:s text:c="8"/>} else {</text:span></text:p>
      <text:p text:style-name="P14"><text:span text:style-name="Source_20_Text"><text:s text:c="12"/>System.out.println("Formato de archivo no compatible");</text:span></text:p>
      <text:p text:style-name="P14"><text:span text:style-name="Source_20_Text"><text:s text:c="12"/>return;</text:span></text:p>
      <text:p text:style-name="P14"><text:span text:style-name="Source_20_Text"><text:s text:c="8"/>}</text:span></text:p>
      <text:p text:style-name="P14"><text:span text:style-name="Source_20_Text"><text:s text:c="8"/>reader.readFile(filename);</text:span></text:p>
      <text:p text:style-name="P14"><text:span text:style-name="Source_20_Text"><text:s text:c="4"/>}</text:span></text:p>
      <text:p text:style-name="P14"><text:span text:style-name="Source_20_Text">}</text:span></text:p>
      <text:p text:style-name="P14"/>
      <text:p text:style-name="P14"><text:span text:style-name="Source_20_Text">// TxtFileReader.java</text:span></text:p>
      <text:p text:style-name="P14"><text:span text:style-name="Source_20_Text">public class TxtFileReader extends FileReader {</text:span></text:p>
      <text:p text:style-name="P14"><text:span text:style-name="Source_20_Text"><text:s text:c="4"/>@Override</text:span></text:p>
      <text:p text:style-name="P14"><text:span text:style-name="Source_20_Text"><text:s text:c="4"/>public void readFile(String filename) {</text:span></text:p>
      <text:p text:style-name="P14"><text:span text:style-name="Source_20_Text"><text:s text:c="8"/>// código para leer un archivo de texto</text:span></text:p>
      <text:p text:style-name="P14"><text:span text:style-name="Source_20_Text"><text:s text:c="4"/>}</text:span></text:p>
      <text:p text:style-name="P14"><text:span text:style-name="Source_20_Text">}</text:span></text:p>
      <text:p text:style-name="P14"/>
      <text:p text:style-name="P14"><text:span text:style-name="Source_20_Text">// CsvFileReader.java</text:span></text:p>
      <text:p text:style-name="P14"><text:span text:style-name="Source_20_Text">public class CsvFileReader extends FileReader {</text:span></text:p>
      <text:p text:style-name="P14"><text:span text:style-name="Source_20_Text"><text:s text:c="4"/>@Override</text:span></text:p>
      <text:p text:style-name="P14"><text:span text:style-name="Source_20_Text"><text:s text:c="4"/>public void readFile(String filename) {</text:span></text:p>
      <text:p text:style-name="P14"><text:span text:style-name="Source_20_Text"><text:s text:c="8"/>// código para leer un archivo csv</text:span></text:p>
      <text:p text:style-name="P14"><text:span text:style-name="Source_20_Text"><text:s text:c="4"/>}</text:span></text:p>
      <text:p text:style-name="P14"><text:span text:style-name="Source_20_Text">}</text:span></text:p>
      <text:p text:style-name="P14"/>
      <text:p text:style-name="P14"><text:span text:style-name="Source_20_Text">// JsonFileReader.java</text:span></text:p>
      <text:p text:style-name="P14"><text:soft-page-break/><text:span text:style-name="Source_20_Text">public class JsonFileReader extends FileReader {</text:span></text:p>
      <text:p text:style-name="P14"><text:span text:style-name="Source_20_Text"><text:s text:c="4"/>@Override</text:span></text:p>
      <text:p text:style-name="P14"><text:span text:style-name="Source_20_Text"><text:s text:c="4"/>public void readFile(String filename) {</text:span></text:p>
      <text:p text:style-name="P14"><text:span text:style-name="Source_20_Text"><text:s text:c="8"/>// código para leer un archivo json</text:span></text:p>
      <text:p text:style-name="P14"><text:span text:style-name="Source_20_Text"><text:s text:c="4"/>}</text:span></text:p>
      <text:p text:style-name="P14"><text:span text:style-name="Source_20_Text">}</text:span></text:p>
      <text:p text:style-name="P14"/>
      <text:p text:style-name="P14"><text:span text:style-name="Source_20_Text">// FileReader.java (interfaz)</text:span></text:p>
      <text:p text:style-name="P14"><text:span text:style-name="Source_20_Text">public abstract class FileReader {</text:span></text:p>
      <text:p text:style-name="P14"><text:span text:style-name="Source_20_Text"><text:s text:c="4"/>public abstract void readFile(String filename);</text:span></text:p>
      <text:p text:style-name="P12"><text:span text:style-name="Source_20_Text">}</text:span></text:p>
      <text:p text:style-name="P3"><text:span text:style-name="Strong_20_Emphasis">Principios SOLID violados y cómo se corrigen:</text:span></text:p>
      <text:list xml:id="list8428313226425227575" text:style-name="L3">
        <text:list-item>
          <text:p text:style-name="P10"><text:span text:style-name="Strong_20_Emphasis">Principio de responsabilidad única (SRP):</text:span> En el diseño original, <text:span text:style-name="Source_20_Text">FileReader</text:span> tenía múltiples responsabilidades (detectar y leer archivos de diferentes tipos). Al introducir el patrón Adapter, cada clase tiene una única responsabilidad: <text:span text:style-name="Source_20_Text">FileReaderAdapter</text:span> se encarga de la adaptación y delega la lectura a clases específicas.</text:p>
        </text:list-item>
        <text:list-item>
          <text:p text:style-name="P6"><text:span text:style-name="Strong_20_Emphasis">Principio de abierto/cerrado (OCP):</text:span> En el diseño inicial, agregar soporte para un nuevo tipo de archivo requería modificar la clase existente <text:span text:style-name="Source_20_Text">FileReader</text:span>. Con la introducción del patrón Adapter, podemos agregar nuevos tipos de archivos sin modificar el código existente, cumpliendo así con el principio OCP.</text:p>
        </text:list-item>
      </text:list>
      <text:p text:style-name="P3">Espero que esta explicación detallada te haya proporcionado una comprensión clara de la refactorización utilizando el patrón Adapter y cómo aborda los problemas de diseño en el programa inicial. Si tienes más preguntas o necesitas más detalles, no dudes en preguntar.</text:p>
      <text:p text:style-name="P3"/>
      <text:p text:style-name="P3">*****************************************************************************************************************************************************************************************</text:p>
      <text:p text:style-name="P3">Para refactorizar el ejemplo de manejo de archivos utilizando Spring Framework, podemos aprovechar la Inyección de Dependencias (DI) para desacoplar la creación de objetos de sus dependencias y promover un diseño limpio y mantenible. Aquí, transformaremos el programa en una aplicación de Spring Boot que hace uso de interfaces y la anotación <text:span text:style-name="Source_20_Text">@Service</text:span> para definir beans gestionados por Spring que se inyectan automáticamente donde sea necesario.</text:p>
      <text:h text:style-name="P2" text:outline-level="3">Paso 1: Configuración de Spring Boot</text:h>
      <text:p text:style-name="P3">Primero, necesitamos configurar una aplicación de Spring Boot. Si aún no tienes un proyecto, puedes crear uno usando Spring Initializr (<text:a xlink:type="simple" xlink:href="https://start.spring.io/" office:target-frame-name="_new" xlink:show="replace" text:style-name="Internet_20_link" text:visited-style-name="Visited_20_Internet_20_Link">https://start.spring.io/</text:a>), eligiendo Maven como sistema de construcción y añadiendo las dependencias de Spring Web.</text:p>
      <text:h text:style-name="P2" text:outline-level="3">Paso 2: Creación de la Estructura de Clases y Servicios</text:h>
      <text:p text:style-name="P3">Vamos a refactorizar el código anterior creando una interfaz para manejar la lectura de archivos y clases específicas para cada tipo de archivo que implementen esta interfaz. Luego, usaremos un servicio principal para decidir cuál implementación utilizar basado en la extensión del archivo.</text:p>
      <text:h text:style-name="P1" text:outline-level="4"><text:soft-page-break/>Crear la interfaz FileReader</text:h>
      <text:p text:style-name="P13">java</text:p>
      <text:p text:style-name="P13">Copy code</text:p>
      <text:p text:style-name="P14"><text:span text:style-name="Source_20_Text">public interface FileReader {</text:span></text:p>
      <text:p text:style-name="P14"><text:span text:style-name="Source_20_Text"><text:s text:c="4"/>void readFile(String filename);</text:span></text:p>
      <text:p text:style-name="P12"><text:span text:style-name="Source_20_Text">}</text:span></text:p>
      <text:h text:style-name="P1" text:outline-level="4">Implementaciones específicas para cada tipo de archivo</text:h>
      <text:p text:style-name="P13">java</text:p>
      <text:p text:style-name="P13">Copy code</text:p>
      <text:p text:style-name="P14"><text:span text:style-name="Source_20_Text">import org.springframework.stereotype.Service;</text:span></text:p>
      <text:p text:style-name="P14"/>
      <text:p text:style-name="P14"><text:span text:style-name="Source_20_Text">@Service</text:span></text:p>
      <text:p text:style-name="P14"><text:span text:style-name="Source_20_Text">public class TxtFileReader implements FileReader {</text:span></text:p>
      <text:p text:style-name="P14"><text:span text:style-name="Source_20_Text"><text:s text:c="4"/>@Override</text:span></text:p>
      <text:p text:style-name="P14"><text:span text:style-name="Source_20_Text"><text:s text:c="4"/>public void readFile(String filename) {</text:span></text:p>
      <text:p text:style-name="P14"><text:span text:style-name="Source_20_Text"><text:s text:c="8"/>// Implementación específica para leer archivos TXT</text:span></text:p>
      <text:p text:style-name="P14"><text:span text:style-name="Source_20_Text"><text:s text:c="8"/>System.out.println("Leyendo archivo TXT: " + filename);</text:span></text:p>
      <text:p text:style-name="P14"><text:span text:style-name="Source_20_Text"><text:s text:c="4"/>}</text:span></text:p>
      <text:p text:style-name="P14"><text:span text:style-name="Source_20_Text">}</text:span></text:p>
      <text:p text:style-name="P14"/>
      <text:p text:style-name="P14"><text:span text:style-name="Source_20_Text">@Service</text:span></text:p>
      <text:p text:style-name="P14"><text:span text:style-name="Source_20_Text">public class CsvFileReader implements FileReader {</text:span></text:p>
      <text:p text:style-name="P14"><text:span text:style-name="Source_20_Text"><text:s text:c="4"/>@Override</text:span></text:p>
      <text:p text:style-name="P14"><text:span text:style-name="Source_20_Text"><text:s text:c="4"/>public void readFile(String filename) {</text:span></text:p>
      <text:p text:style-name="P14"><text:span text:style-name="Source_20_Text"><text:s text:c="8"/>// Implementación específica para leer archivos CSV</text:span></text:p>
      <text:p text:style-name="P14"><text:span text:style-name="Source_20_Text"><text:s text:c="8"/>System.out.println("Leyendo archivo CSV: " + filename);</text:span></text:p>
      <text:p text:style-name="P14"><text:span text:style-name="Source_20_Text"><text:s text:c="4"/>}</text:span></text:p>
      <text:p text:style-name="P14"><text:span text:style-name="Source_20_Text">}</text:span></text:p>
      <text:p text:style-name="P14"/>
      <text:p text:style-name="P14"><text:span text:style-name="Source_20_Text">@Service</text:span></text:p>
      <text:p text:style-name="P14"><text:span text:style-name="Source_20_Text">public class JsonFileReader implements FileReader {</text:span></text:p>
      <text:p text:style-name="P14"><text:span text:style-name="Source_20_Text"><text:s text:c="4"/>@Override</text:span></text:p>
      <text:p text:style-name="P14"><text:span text:style-name="Source_20_Text"><text:s text:c="4"/>public void readFile(String filename) {</text:span></text:p>
      <text:p text:style-name="P14"><text:span text:style-name="Source_20_Text"><text:s text:c="8"/>// Implementación específica para leer archivos JSON</text:span></text:p>
      <text:p text:style-name="P14"><text:span text:style-name="Source_20_Text"><text:s text:c="8"/>System.out.println("Leyendo archivo JSON: " + filename);</text:span></text:p>
      <text:p text:style-name="P14"><text:span text:style-name="Source_20_Text"><text:s text:c="4"/>}</text:span></text:p>
      <text:p text:style-name="P12"><text:span text:style-name="Source_20_Text">}</text:span></text:p>
      <text:h text:style-name="P1" text:outline-level="4">Servicio de adaptador para decidir la implementación</text:h>
      <text:p text:style-name="P13">java</text:p>
      <text:p text:style-name="P13">Copy code</text:p>
      <text:p text:style-name="P14"><text:span text:style-name="Source_20_Text">import org.springframework.beans.factory.annotation.Autowired;</text:span></text:p>
      <text:p text:style-name="P14"><text:span text:style-name="Source_20_Text">import org.springframework.stereotype.Service;</text:span></text:p>
      <text:p text:style-name="P14"/>
      <text:p text:style-name="P14"><text:span text:style-name="Source_20_Text">import java.util.List;</text:span></text:p>
      <text:p text:style-name="P14"/>
      <text:p text:style-name="P14"><text:span text:style-name="Source_20_Text">@Service</text:span></text:p>
      <text:p text:style-name="P14"><text:span text:style-name="Source_20_Text">public class FileReaderAdapter {</text:span></text:p>
      <text:p text:style-name="P14"><text:span text:style-name="Source_20_Text"><text:s text:c="4"/>private List&lt;FileReader&gt; readers;</text:span></text:p>
      <text:p text:style-name="P14"/>
      <text:p text:style-name="P14"><text:span text:style-name="Source_20_Text"><text:s text:c="4"/>@Autowired</text:span></text:p>
      <text:p text:style-name="P14"><text:span text:style-name="Source_20_Text"><text:s text:c="4"/>public FileReaderAdapter(List&lt;FileReader&gt; readers) {</text:span></text:p>
      <text:p text:style-name="P14"><text:span text:style-name="Source_20_Text"><text:s text:c="8"/>this.readers = readers;</text:span></text:p>
      <text:p text:style-name="P14"><text:soft-page-break/><text:span text:style-name="Source_20_Text"><text:s text:c="4"/>}</text:span></text:p>
      <text:p text:style-name="P14"/>
      <text:p text:style-name="P14"><text:span text:style-name="Source_20_Text"><text:s text:c="4"/>public void readFile(String filename) {</text:span></text:p>
      <text:p text:style-name="P14"><text:span text:style-name="Source_20_Text"><text:s text:c="8"/>FileReader reader = readers.stream()</text:span></text:p>
      <text:p text:style-name="P14"><text:span text:style-name="Source_20_Text"><text:s text:c="12"/>.filter(r -&gt; filename.endsWith(getFileExtension(r)))</text:span></text:p>
      <text:p text:style-name="P14"><text:span text:style-name="Source_20_Text"><text:s text:c="12"/>.findFirst()</text:span></text:p>
      <text:p text:style-name="P14"><text:span text:style-name="Source_20_Text"><text:s text:c="12"/>.orElseThrow(() -&gt; new IllegalArgumentException("Formato de archivo no soportado"));</text:span></text:p>
      <text:p text:style-name="P14"><text:span text:style-name="Source_20_Text"><text:s text:c="8"/>reader.readFile(filename);</text:span></text:p>
      <text:p text:style-name="P14"><text:span text:style-name="Source_20_Text"><text:s text:c="4"/>}</text:span></text:p>
      <text:p text:style-name="P14"/>
      <text:p text:style-name="P14"><text:span text:style-name="Source_20_Text"><text:s text:c="4"/>private String getFileExtension(FileReader reader) {</text:span></text:p>
      <text:p text:style-name="P14"><text:span text:style-name="Source_20_Text"><text:s text:c="8"/>if (reader instanceof TxtFileReader) return ".txt";</text:span></text:p>
      <text:p text:style-name="P14"><text:span text:style-name="Source_20_Text"><text:s text:c="8"/>if (reader instanceof CsvFileReader) return ".csv";</text:span></text:p>
      <text:p text:style-name="P14"><text:span text:style-name="Source_20_Text"><text:s text:c="8"/>if (reader instanceof JsonFileReader) return ".json";</text:span></text:p>
      <text:p text:style-name="P14"><text:span text:style-name="Source_20_Text"><text:s text:c="8"/>return "";</text:span></text:p>
      <text:p text:style-name="P14"><text:span text:style-name="Source_20_Text"><text:s text:c="4"/>}</text:span></text:p>
      <text:p text:style-name="P12"><text:span text:style-name="Source_20_Text">}</text:span></text:p>
      <text:h text:style-name="P2" text:outline-level="3">Paso 3: Creación del Controlador (Opcional)</text:h>
      <text:p text:style-name="P3">Aunque el ejemplo inicial estaba diseñado para ser ejecutado desde la línea de comandos, podemos fácilmente adaptarlo para trabajar como un servicio web con Spring MVC. Aquí crearemos un simple controlador para invocar la lectura de archivos.</text:p>
      <text:p text:style-name="P13">java</text:p>
      <text:p text:style-name="P13">Copy code</text:p>
      <text:p text:style-name="P14"><text:span text:style-name="Source_20_Text">import org.springframework.beans.factory.annotation.Autowired;</text:span></text:p>
      <text:p text:style-name="P14"><text:span text:style-name="Source_20_Text">import org.springframework.web.bind.annotation.GetMapping;</text:span></text:p>
      <text:p text:style-name="P14"><text:span text:style-name="Source_20_Text">import org.springframework.web.bind.annotation.RequestParam;</text:span></text:p>
      <text:p text:style-name="P14"><text:span text:style-name="Source_20_Text">import org.springframework.web.bind.annotation.RestController;</text:span></text:p>
      <text:p text:style-name="P14"/>
      <text:p text:style-name="P14"><text:span text:style-name="Source_20_Text">@RestController</text:span></text:p>
      <text:p text:style-name="P14"><text:span text:style-name="Source_20_Text">public class FileController {</text:span></text:p>
      <text:p text:style-name="P14"/>
      <text:p text:style-name="P14"><text:span text:style-name="Source_20_Text"><text:s text:c="4"/>@Autowired</text:span></text:p>
      <text:p text:style-name="P14"><text:span text:style-name="Source_20_Text"><text:s text:c="4"/>private FileReaderAdapter fileReaderAdapter;</text:span></text:p>
      <text:p text:style-name="P14"/>
      <text:p text:style-name="P14"><text:span text:style-name="Source_20_Text"><text:s text:c="4"/>@GetMapping("/read-file")</text:span></text:p>
      <text:p text:style-name="P14"><text:span text:style-name="Source_20_Text"><text:s text:c="4"/>public String readFile(@RequestParam String filename) {</text:span></text:p>
      <text:p text:style-name="P14"><text:span text:style-name="Source_20_Text"><text:s text:c="8"/>fileReaderAdapter.readFile(filename);</text:span></text:p>
      <text:p text:style-name="P14"><text:span text:style-name="Source_20_Text"><text:s text:c="8"/>return "Archivo procesado correctamente: " + filename;</text:span></text:p>
      <text:p text:style-name="P14"><text:span text:style-name="Source_20_Text"><text:s text:c="4"/>}</text:span></text:p>
      <text:p text:style-name="P12"><text:span text:style-name="Source_20_Text">}</text:span></text:p>
      <text:h text:style-name="P2" text:outline-level="3">Conclusión</text:h>
      <text:p text:style-name="P3">Este refactor muestra cómo puedes utilizar Spring para desacoplar y organizar el manejo de archivos basado en su tipo. Cada lector de archivo es un <text:span text:style-name="Source_20_Text">@Service</text:span> que se gestiona a través de Spring, lo que permite una configuración y expansión fácil. Además, la inyección de dependencias se realiza automáticamente, y la clase <text:span text:style-name="Source_20_Text">FileReaderAdapter</text:span> puede fácilmente obtener cualquier implementación necesaria sin saber nada sobre su creación, cumpliendo con el principio de inversión de dependencias de SOLID.</text:p>
      <text:p text:style-name="P3">Este enfoque también facilita la prueba y mantenimiento del código, ya que cada clase tiene una sola <text:soft-page-break/>responsabilidad y se pueden probar de manera independiente.</text:p>
      <text:p text:style-name="Standard"/>
      <text:p text:style-name="Standard"/>
      <text:p text:style-name="P3">********************************************************************************************************************************************************************************************************************************************</text:p>
      <text:p text:style-name="P3">Para aplicar programación funcional en el ejemplo de la lectura de archivos, refactorizaremos el código utilizando Java y su soporte para expresiones lambda y la API de Streams, lo cual nos permite escribir un código más declarativo, conciso y flexible.</text:p>
      <text:h text:style-name="P2" text:outline-level="3">Paso 1: Crear una interfaz funcional</text:h>
      <text:p text:style-name="P3">Primero, definimos una interfaz funcional para manejar la lectura de los archivos. En Java, las interfaces funcionales son aquellas que solo tienen un método abstracto. Podemos usar la anotación <text:span text:style-name="Source_20_Text">@FunctionalInterface</text:span> para indicar que la interfaz está diseñada para este propósito.</text:p>
      <text:p text:style-name="P13">java</text:p>
      <text:p text:style-name="P13">Copy code</text:p>
      <text:p text:style-name="P14"><text:span text:style-name="Source_20_Text">@FunctionalInterface</text:span></text:p>
      <text:p text:style-name="P14"><text:span text:style-name="Source_20_Text">public interface FileReader {</text:span></text:p>
      <text:p text:style-name="P14"><text:span text:style-name="Source_20_Text"><text:s text:c="4"/>void readFile(String filename);</text:span></text:p>
      <text:p text:style-name="P12"><text:span text:style-name="Source_20_Text">}</text:span></text:p>
      <text:h text:style-name="P2" text:outline-level="3">Paso 2: Implementar los métodos de lectura utilizando expresiones lambda</text:h>
      <text:p text:style-name="P3">Podemos implementar distintas funciones de lectura de archivos directamente usando expresiones lambda. Almacenaremos estas funciones en un mapa para un acceso fácil según el tipo de archivo.</text:p>
      <text:p text:style-name="P13">java</text:p>
      <text:p text:style-name="P13">Copy code</text:p>
      <text:p text:style-name="P14"><text:span text:style-name="Source_20_Text">import java.util.Map;</text:span></text:p>
      <text:p text:style-name="P14"><text:span text:style-name="Source_20_Text">import java.util.function.Consumer;</text:span></text:p>
      <text:p text:style-name="P14"/>
      <text:p text:style-name="P14"><text:span text:style-name="Source_20_Text">public class FileReaderService {</text:span></text:p>
      <text:p text:style-name="P14"><text:span text:style-name="Source_20_Text"><text:s text:c="4"/>private final Map&lt;String, FileReader&gt; readers = Map.of(</text:span></text:p>
      <text:p text:style-name="P14"><text:span text:style-name="Source_20_Text"><text:s text:c="8"/>".txt", filename -&gt; System.out.println("Leyendo archivo TXT: " + filename),</text:span></text:p>
      <text:p text:style-name="P14"><text:span text:style-name="Source_20_Text"><text:s text:c="8"/>".csv", filename -&gt; System.out.println("Leyendo archivo CSV: " + filename),</text:span></text:p>
      <text:p text:style-name="P14"><text:span text:style-name="Source_20_Text"><text:s text:c="8"/>".json", filename -&gt; System.out.println("Leyendo archivo JSON: " + filename)</text:span></text:p>
      <text:p text:style-name="P14"><text:span text:style-name="Source_20_Text"><text:s text:c="4"/>);</text:span></text:p>
      <text:p text:style-name="P14"/>
      <text:p text:style-name="P14"><text:span text:style-name="Source_20_Text"><text:s text:c="4"/>public void readFile(String filename) {</text:span></text:p>
      <text:p text:style-name="P14"><text:span text:style-name="Source_20_Text"><text:s text:c="8"/>String fileExtension = filename.substring(filename.lastIndexOf("."));</text:span></text:p>
      <text:p text:style-name="P14"><text:span text:style-name="Source_20_Text"><text:s text:c="8"/>FileReader reader = readers.getOrDefault(fileExtension, </text:span></text:p>
      <text:p text:style-name="P14"><text:span text:style-name="Source_20_Text"><text:s text:c="12"/>f -&gt; System.out.println("Formato de archivo no soportado: " + f));</text:span></text:p>
      <text:p text:style-name="P14"><text:span text:style-name="Source_20_Text"><text:s text:c="8"/>reader.readFile(filename);</text:span></text:p>
      <text:p text:style-name="P14"><text:span text:style-name="Source_20_Text"><text:s text:c="4"/>}</text:span></text:p>
      <text:p text:style-name="P12"><text:span text:style-name="Source_20_Text">}</text:span></text:p>
      <text:p text:style-name="P3">En este ejemplo, usamos un mapa donde cada clave es una extensión de archivo y cada valor es una función lambda que imprime un mensaje sobre la lectura del archivo. El método <text:span text:style-name="Source_20_Text">readFile</text:span> extrae la <text:soft-page-break/>extensión del archivo, busca el lector apropiado en el mapa, y ejecuta la función correspondiente.</text:p>
      <text:h text:style-name="P2" text:outline-level="3">Paso 3: Utilizar el servicio en una aplicación o en pruebas</text:h>
      <text:p text:style-name="P3">Podemos utilizar esta clase <text:span text:style-name="Source_20_Text">FileReaderService</text:span> para leer archivos según el tipo, beneficiándonos de la flexibilidad de las funciones lambda y del mapa para manejar fácilmente diferentes comportamientos basados en la extensión del archivo.</text:p>
      <text:p text:style-name="P13">java</text:p>
      <text:p text:style-name="P13">Copy code</text:p>
      <text:p text:style-name="P14"><text:span text:style-name="Source_20_Text">public class Application {</text:span></text:p>
      <text:p text:style-name="P14"><text:span text:style-name="Source_20_Text"><text:s text:c="4"/>public static void main(String[] args) {</text:span></text:p>
      <text:p text:style-name="P14"><text:span text:style-name="Source_20_Text"><text:s text:c="8"/>FileReaderService fileReaderService = new FileReaderService();</text:span></text:p>
      <text:p text:style-name="P14"><text:span text:style-name="Source_20_Text"><text:s text:c="8"/>fileReaderService.readFile("example.txt");</text:span></text:p>
      <text:p text:style-name="P14"><text:span text:style-name="Source_20_Text"><text:s text:c="8"/>fileReaderService.readFile("data.csv");</text:span></text:p>
      <text:p text:style-name="P14"><text:span text:style-name="Source_20_Text"><text:s text:c="8"/>fileReaderService.readFile("config.json");</text:span></text:p>
      <text:p text:style-name="P14"><text:span text:style-name="Source_20_Text"><text:s text:c="8"/>fileReaderService.readFile("image.png");</text:span></text:p>
      <text:p text:style-name="P14"><text:span text:style-name="Source_20_Text"><text:s text:c="4"/>}</text:span></text:p>
      <text:p text:style-name="P12"><text:span text:style-name="Source_20_Text">}</text:span></text:p>
      <text:h text:style-name="P2" text:outline-level="3">Ventajas de la Refactorización con Programación Funcional</text:h>
      <text:list xml:id="list4907958141356802911" text:style-name="L4">
        <text:list-item>
          <text:p text:style-name="P11"><text:span text:style-name="Strong_20_Emphasis">Concisión</text:span>: Las expresiones lambda y los mapas reducen la cantidad de código necesario y aumentan la claridad comparado con múltiples clases o interfaces.</text:p>
        </text:list-item>
        <text:list-item>
          <text:p text:style-name="P11"><text:span text:style-name="Strong_20_Emphasis">Flexibilidad</text:span>: Agregar soporte para nuevos tipos de archivos es tan simple como añadir una nueva entrada al mapa.</text:p>
        </text:list-item>
        <text:list-item>
          <text:p text:style-name="P11"><text:span text:style-name="Strong_20_Emphasis">Inmutabilidad</text:span>: Usar constantes o estructuras de datos inmutables reduce los errores relacionados con estados mutables y efectos secundarios.</text:p>
        </text:list-item>
        <text:list-item>
          <text:p text:style-name="P11"><text:span text:style-name="Strong_20_Emphasis">Desacoplamiento</text:span>: El código que lee los archivos está completamente desacoplado de la lógica para decidir qué lector usar, lo que mejora la mantenibilidad.</text:p>
        </text:list-item>
        <text:list-item>
          <text:p text:style-name="P7"><text:span text:style-name="Strong_20_Emphasis">Declaratividad</text:span>: El código enfocado en "qué hacer" en lugar de "cómo hacerlo" es más fácil de leer y verificar.</text:p>
        </text:list-item>
      </text:list>
      <text:p text:style-name="P3">Esta refactorización también se alinea con principios de diseño funcional y SOLID, específicamente el Principio de Responsabilidad Única y el Principio de Inversión de Dependencia, ya que separamos la responsabilidad de determinar cómo leer un archivo de la acción de leer el archivo y dependemos de abstracciones (funciones) en lugar de implementaciones concret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12T14:04:35.79</meta:creation-date>
    <dc:date>2024-05-12T16:09:43.44</dc:date>
    <meta:editing-duration>PT2H5M6S</meta:editing-duration>
    <meta:editing-cycles>3</meta:editing-cycles>
    <meta:generator>OpenOffice/4.1.15$Win32 OpenOffice.org_project/4115m2$Build-9813</meta:generator>
    <meta:document-statistic meta:table-count="0" meta:image-count="0" meta:object-count="0" meta:page-count="7" meta:paragraph-count="231" meta:word-count="1767" meta:character-count="13917"/>
  </office:meta>
</office:document-meta>
</file>